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0868" officeooo:paragraph-rsid="000b0868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d60d" officeooo:paragraph-rsid="000bd60d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officeooo:rsid="000bd60d" officeooo:paragraph-rsid="000bd60d" style:font-weight-asian="normal" style:font-weight-complex="normal"/>
    </style:style>
    <style:style style:name="P4" style:family="paragraph" style:parent-style-name="Standard" style:list-style-name="L2">
      <style:text-properties style:text-underline-style="none" fo:font-weight="normal" officeooo:rsid="000bd60d" officeooo:paragraph-rsid="000bd60d" style:font-weight-asian="normal" style:font-weight-complex="normal"/>
    </style:style>
    <style:style style:name="P5" style:family="paragraph" style:parent-style-name="Standard" style:list-style-name="L3">
      <style:text-properties style:text-underline-style="none" fo:font-weight="normal" officeooo:rsid="000bd60d" officeooo:paragraph-rsid="000bd60d" style:font-weight-asian="normal" style:font-weight-complex="normal"/>
    </style:style>
    <style:style style:name="P6" style:family="paragraph" style:parent-style-name="Standard" style:list-style-name="L3">
      <style:text-properties style:text-underline-style="none" fo:font-weight="normal" officeooo:rsid="00104903" officeooo:paragraph-rsid="0010490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2354b" officeooo:paragraph-rsid="0012354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3617c" officeooo:paragraph-rsid="0013617c" style:font-weight-asian="normal" style:font-weight-complex="normal"/>
    </style:style>
    <style:style style:name="P9" style:family="paragraph" style:parent-style-name="Standard" style:list-style-name="L5">
      <style:text-properties style:text-underline-style="none" fo:font-weight="normal" officeooo:rsid="00152785" officeooo:paragraph-rsid="00152785" style:font-weight-asian="normal" style:font-weight-complex="normal"/>
    </style:style>
    <style:style style:name="T1" style:family="text">
      <style:text-properties officeooo:rsid="000e86f9"/>
    </style:style>
    <style:style style:name="T2" style:family="text">
      <style:text-properties officeooo:rsid="00104903"/>
    </style:style>
    <style:style style:name="T3" style:family="text">
      <style:text-properties officeooo:rsid="0012354b"/>
    </style:style>
    <style:style style:name="T4" style:family="text">
      <style:text-properties officeooo:rsid="00155c71"/>
    </style:style>
    <style:style style:name="T5" style:family="text">
      <style:text-properties officeooo:rsid="001672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ll Balancer – Technical Report</text:p>
      <text:p text:style-name="P1"/>
      <text:p text:style-name="P2">Parameters:</text:p>
      <text:list xml:id="list3072513336" text:style-name="L1">
        <text:list-item>
          <text:p text:style-name="P3">theta_x = x axis servo shaft angle</text:p>
        </text:list-item>
        <text:list-item>
          <text:p text:style-name="P3">theta_y = y acis servo shaft angle</text:p>
        </text:list-item>
        <text:list-item>
          <text:p text:style-name="P3">pos_x = balls position in meters along x axis</text:p>
        </text:list-item>
        <text:list-item>
          <text:p text:style-name="P3">pos_y = balls position in meters along y axis</text:p>
        </text:list-item>
      </text:list>
      <text:p text:style-name="P2"/>
      <text:p text:style-name="P7"><text:span text:style-name="T4">State Space</text:span>: ('theta_x', 'theta_y', 'pos_x', 'pos_x', 'theta_x_dot', 'theta_y_dot', 'pos_x_dot', <text:tab/><text:tab/><text:tab/>'pos_x_dot')</text:p>
      <text:list xml:id="list3132851018" text:style-name="L5">
        <text:list-item>
          <text:p text:style-name="P9">max: (np.pi/4., np.pi/4., 0.15, 0.15, 4.*np.pi, 4.*np.pi, 0.5, 0.5)</text:p>
        </text:list-item>
      </text:list>
      <text:p text:style-name="P7"/>
      <text:p text:style-name="P8"><text:span text:style-name="T4">Observation/Sensor Space</text:span>: <text:span text:style-name="T3">('theta_x', 'theta_y', 'pos_x', 'pos_x'</text:span>)</text:p>
      <text:p text:style-name="P2"/>
      <text:p text:style-name="P2">Additional:</text:p>
      <text:list xml:id="list2864238434" text:style-name="L2">
        <text:list-item>
          <text:p text:style-name="P4">alpha = plate‘s angle around negative y axis</text:p>
        </text:list-item>
        <text:list-item>
          <text:p text:style-name="P4">beta = plate‘s angle around x axis</text:p>
          <text:p text:style-name="P4"/>
        </text:list-item>
      </text:list>
      <text:p text:style-name="P2">Action <text:span text:style-name="T5">Space</text:span>:</text:p>
      <text:list xml:id="list1832920488" text:style-name="L3">
        <text:list-item>
          <text:p text:style-name="P5">V_x = voltage command for x axis servo shaft </text:p>
          <text:list>
            <text:list-item>
              <text:p text:style-name="P6">in [-5.0, 5.0]</text:p>
            </text:list-item>
          </text:list>
        </text:list-item>
        <text:list-item>
          <text:p text:style-name="P5">V_y = voltage command for y a<text:span text:style-name="T2">x</text:span>is servo shaft</text:p>
          <text:list>
            <text:list-item>
              <text:p text:style-name="P6">in [-5.0, 5.0]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2:49:33.169327276</meta:creation-date>
    <dc:date>2018-11-14T13:26:10.903277358</dc:date>
    <meta:editing-duration>PT36M34S</meta:editing-duration>
    <meta:editing-cycles>11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116" meta:character-count="677" meta:non-whitespace-character-count="585"/>
  </office:meta>
</office:document-meta>
</file>